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3f5fd" officeooo:paragraph-rsid="0003f5f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3f5fd" officeooo:paragraph-rsid="0003f5f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3f5fd" officeooo:paragraph-rsid="00044bc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3f5fd" officeooo:paragraph-rsid="00053982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03f5fd" officeooo:paragraph-rsid="000598be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3f5fd" officeooo:paragraph-rsid="000712e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officeooo:paragraph-rsid="0003f5fd"/>
    </style:style>
    <style:style style:name="P8" style:family="paragraph" style:parent-style-name="Standard">
      <style:paragraph-properties fo:text-align="justify" style:justify-single-word="false"/>
      <style:text-properties fo:color="#6b5e9b" loext:opacity="100%" fo:font-weight="bold" officeooo:rsid="0003f5fd" officeooo:paragraph-rsid="0003f5f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color="#6b5e9b" loext:opacity="100%" fo:font-weight="bold" officeooo:rsid="0003f5fd" officeooo:paragraph-rsid="00044bcb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color="#6b5e9b" loext:opacity="100%" fo:font-weight="bold" officeooo:rsid="00044bcb" officeooo:paragraph-rsid="00044bcb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6b5e9b" loext:opacity="100%" fo:font-weight="bold" officeooo:rsid="00053982" officeooo:paragraph-rsid="00053982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fo:font-weight="bold" officeooo:rsid="0003f5fd" officeooo:paragraph-rsid="0003f5f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fo:font-weight="bold" officeooo:rsid="00044bcb" officeooo:paragraph-rsid="00044bcb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color="#000000" loext:opacity="100%" fo:font-weight="bold" officeooo:rsid="00053982" officeooo:paragraph-rsid="00053982" style:font-weight-asian="bold" style:font-weight-complex="bold"/>
    </style:style>
    <style:style style:name="P15" style:family="paragraph" style:parent-style-name="Standard">
      <style:text-properties fo:color="#000000" loext:opacity="100%" officeooo:rsid="00073849" officeooo:paragraph-rsid="00073849"/>
    </style:style>
    <style:style style:name="P16" style:family="paragraph" style:parent-style-name="Standard">
      <style:paragraph-properties fo:text-align="justify" style:justify-single-word="false"/>
      <style:text-properties fo:color="#8e86ae" loext:opacity="100%" fo:font-weight="bold" officeooo:rsid="0003f5fd" officeooo:paragraph-rsid="0003f5fd" style:font-weight-asian="bold" style:font-weight-complex="bold"/>
    </style:style>
    <style:style style:name="P17" style:family="paragraph" style:parent-style-name="Standard">
      <style:text-properties fo:color="#8e86ae" loext:opacity="100%" officeooo:rsid="000712ec" officeooo:paragraph-rsid="000712ec"/>
    </style:style>
    <style:style style:name="P18" style:family="paragraph" style:parent-style-name="Standard">
      <style:text-properties fo:color="#8e86ae" loext:opacity="100%" officeooo:paragraph-rsid="000712ec"/>
    </style:style>
    <style:style style:name="P19" style:family="paragraph" style:parent-style-name="Standard">
      <style:text-properties fo:color="#8e86ae" loext:opacity="100%" officeooo:rsid="00073849" officeooo:paragraph-rsid="00073849"/>
    </style:style>
    <style:style style:name="P20" style:family="paragraph" style:parent-style-name="Standard">
      <style:text-properties fo:color="#8e86ae" loext:opacity="100%" officeooo:rsid="0007bfa0" officeooo:paragraph-rsid="0007bfa0"/>
    </style:style>
    <style:style style:name="P21" style:family="paragraph" style:parent-style-name="Standard">
      <style:text-properties officeooo:rsid="000712ec" officeooo:paragraph-rsid="000712ec"/>
    </style:style>
    <style:style style:name="P22" style:family="paragraph" style:parent-style-name="Standard">
      <style:text-properties fo:color="#c9211e" loext:opacity="100%" style:text-underline-style="solid" style:text-underline-width="auto" style:text-underline-color="font-color" fo:font-weight="bold" officeooo:rsid="00073849" officeooo:paragraph-rsid="00073849" style:font-weight-asian="bold" style:font-weight-complex="bold"/>
    </style:style>
    <style:style style:name="P23" style:family="paragraph" style:parent-style-name="Standard">
      <style:text-properties fo:color="#c9211e" loext:opacity="100%" officeooo:rsid="00073849" officeooo:paragraph-rsid="00073849"/>
    </style:style>
    <style:style style:name="P24" style:family="paragraph" style:parent-style-name="Standard">
      <style:text-properties fo:color="#8e86ae" loext:opacity="100%" officeooo:rsid="00073849" officeooo:paragraph-rsid="00073849"/>
    </style:style>
    <style:style style:name="P25" style:family="paragraph" style:parent-style-name="Standard">
      <style:text-properties fo:color="#8e86ae" loext:opacity="100%" officeooo:rsid="00097c44" officeooo:paragraph-rsid="00097c44"/>
    </style:style>
    <style:style style:name="P26" style:family="paragraph" style:parent-style-name="Standard">
      <style:text-properties fo:color="#8e86ae" loext:opacity="100%" officeooo:rsid="000acfd5" officeooo:paragraph-rsid="000acfd5"/>
    </style:style>
    <style:style style:name="P27" style:family="paragraph" style:parent-style-name="Text_20_body" style:list-style-name="L1"/>
    <style:style style:name="T1" style:family="text">
      <style:text-properties fo:color="#000000" loext:opacity="100%"/>
    </style:style>
    <style:style style:name="T2" style:family="text">
      <style:text-properties fo:color="#000000" loext:opacity="100%" officeooo:rsid="000598be"/>
    </style:style>
    <style:style style:name="T3" style:family="text">
      <style:text-properties fo:color="#000000" loext:opacity="100%" officeooo:rsid="000712ec"/>
    </style:style>
    <style:style style:name="T4" style:family="text">
      <style:text-properties fo:color="#8e86ae" loext:opacity="100%"/>
    </style:style>
    <style:style style:name="T5" style:family="text">
      <style:text-properties fo:color="#8e86ae" loext:opacity="100%" officeooo:rsid="0003f5fd"/>
    </style:style>
    <style:style style:name="T6" style:family="text">
      <style:text-properties fo:color="#8e86ae" loext:opacity="100%" officeooo:rsid="00053982"/>
    </style:style>
    <style:style style:name="T7" style:family="text">
      <style:text-properties fo:color="#8e86ae" loext:opacity="100%" officeooo:rsid="000598be"/>
    </style:style>
    <style:style style:name="T8" style:family="text">
      <style:text-properties fo:color="#8e86ae" loext:opacity="100%" officeooo:rsid="000712ec"/>
    </style:style>
    <style:style style:name="T9" style:family="text">
      <style:text-properties officeooo:rsid="00053982"/>
    </style:style>
    <style:style style:name="T10" style:family="text">
      <style:text-properties officeooo:rsid="000712ec"/>
    </style:style>
    <style:style style:name="T11" style:family="text">
      <style:text-properties fo:color="#c9211e" loext:opacity="100%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tascience-0 </text:p>
      <text:p text:style-name="P2"/>
      <text:p text:style-name="P2">ex00 create database and docker composer </text:p>
      <text:p text:style-name="P2"><text:s/>first going to the folder ex and connect with terminal</text:p>
      <text:p text:style-name="P2"/>
      <text:p text:style-name="P2">1️⃣ <text:span text:style-name="Strong_20_Emphasis">Install PostgreSQL with terminal</text:span></text:p>
      <text:p text:style-name="P2"/>
      <text:p text:style-name="P8">sudo apt update</text:p>
      <text:p text:style-name="P8">sudo apt install postgresql postgresql-contrib</text:p>
      <text:p text:style-name="P8"/>
      <text:p text:style-name="P12">Verify PostgreSQL Installation</text:p>
      <text:p text:style-name="P16">psql –version</text:p>
      <text:p text:style-name="P16"/>
      <text:p text:style-name="P9"><text:span text:style-name="T1">2️⃣ </text:span><text:span text:style-name="Strong_20_Emphasis"><text:span text:style-name="T1">Start the PostgreSQL Server - Option 1: Using PostgreSQL Locally</text:span></text:span></text:p>
      <text:p text:style-name="P9"><text:span text:style-name="Strong_20_Emphasis"/></text:p>
      <text:p text:style-name="P3"><text:span text:style-name="Strong_20_Emphasis"><text:span text:style-name="T4">sudo systemctl start postgresql <text:s/># Linux</text:span></text:span></text:p>
      <text:p text:style-name="P3"><text:span text:style-name="Strong_20_Emphasis"><text:span text:style-name="T4">brew services start postgresql <text:s/># macOS</text:span></text:span></text:p>
      <text:p text:style-name="P2"/>
      <text:p text:style-name="P2">To check if it's running:</text:p>
      <text:p text:style-name="P2"/>
      <text:p text:style-name="P8">sudo systemctl status postgresql</text:p>
      <text:p text:style-name="P8"/>
      <text:p text:style-name="P12">Log in to PostgreSQL using the credentials provided:</text:p>
      <text:p text:style-name="P12"/>
      <text:p text:style-name="P16">psql -U your_login -d piscineds -h localhost -W</text:p>
      <text:p text:style-name="P3">Enter <text:span text:style-name="Source_20_Text"><text:span text:style-name="T4">"mysecretpassword"</text:span></text:span> when prompted.</text:p>
      <text:p text:style-name="P8"/>
      <text:p text:style-name="P8"><text:span text:style-name="T1">3️⃣ </text:span><text:span text:style-name="Strong_20_Emphasis"><text:span text:style-name="T1">Connect to PostgreSQL</text:span></text:span><text:span text:style-name="T1"> (As your user)</text:span></text:p>
      <text:p text:style-name="P8"/>
      <text:p text:style-name="P10"/>
      <text:p text:style-name="P10">sudo -u postgres psql</text:p>
      <text:p text:style-name="P10"/>
      <text:p text:style-name="P11"><text:span text:style-name="T1">coming sql terminal </text:span>piscineds=# </text:p>
      <text:p text:style-name="P11"/>
      <text:p text:style-name="P14">with sql terminal create database </text:p>
      <text:p text:style-name="P14"/>
      <text:p text:style-name="P11">CREATE DATABASE piscineds;</text:p>
      <text:p text:style-name="P11"/>
      <text:p text:style-name="P14">create user with my login</text:p>
      <text:p text:style-name="P14"/>
      <text:p text:style-name="P11">CREATE USER arajapak WITH PASSWORD ‘mysecretpassword’</text:p>
      <text:p text:style-name="P11"/>
      <text:p text:style-name="P14">Grant privillege</text:p>
      <text:p text:style-name="P14"/>
      <text:p text:style-name="P11"/>
      <text:p text:style-name="P11">GRANT ALL PRIVILEGES ON DATABASE piscineds TO arajapak;</text:p>
      <text:p text:style-name="P11"/>
      <text:p text:style-name="P11"/>
      <text:p text:style-name="P14">connect to postgresql</text:p>
      <text:p text:style-name="P11"><text:soft-page-break/></text:p>
      <text:p text:style-name="P11">psql _u arajapak -d piscineds -h localhost -W</text:p>
      <text:p text:style-name="P11"/>
      <text:p text:style-name="P13">aftre coming sql terminal and for <text:span text:style-name="T4">quit \q</text:span></text:p>
      <text:p text:style-name="P8"/>
      <text:p text:style-name="P2">4️⃣ <text:span text:style-name="Strong_20_Emphasis">Switch to PostgreSQL superuser (</text:span><text:span text:style-name="Source_20_Text">postgres</text:span><text:span text:style-name="Strong_20_Emphasis">)</text:span></text:p>
      <text:p text:style-name="P2"><text:span text:style-name="Strong_20_Emphasis"/></text:p>
      <text:p text:style-name="P2"><text:span text:style-name="Strong_20_Emphasis"/></text:p>
      <text:p text:style-name="P2"><text:span text:style-name="Strong_20_Emphasis">Option 2: Using Docker Compose</text:span><text:span text:style-name="Strong_20_Emphasis"><text:span text:style-name="T9">(optional)</text:span></text:span></text:p>
      <text:p text:style-name="P4"><text:span text:style-name="Strong_20_Emphasis"><text:span text:style-name="T9">install docker and docker composer <text:s/>with terminal</text:span></text:span></text:p>
      <text:p text:style-name="P4"><text:span text:style-name="Strong_20_Emphasis"/></text:p>
      <text:p text:style-name="P4"><text:span text:style-name="Strong_20_Emphasis"><text:span text:style-name="T6">sudo </text:span></text:span><text:span text:style-name="Strong_20_Emphasis"><text:span text:style-name="T7">apt install docker docker-compose</text:span></text:span></text:p>
      <text:p text:style-name="P4"><text:span text:style-name="Strong_20_Emphasis"/></text:p>
      <text:p text:style-name="P5"><text:span text:style-name="Strong_20_Emphasis"><text:span text:style-name="T2">verification installation ok or not</text:span></text:span></text:p>
      <text:p text:style-name="P5"><text:span text:style-name="Strong_20_Emphasis"/></text:p>
      <text:p text:style-name="P5"><text:span text:style-name="Strong_20_Emphasis"><text:span text:style-name="T7">docker –version</text:span></text:span></text:p>
      <text:p text:style-name="P5"><text:span text:style-name="Strong_20_Emphasis"><text:span text:style-name="T7">docker-compose --version</text:span></text:span></text:p>
      <text:p text:style-name="P5"><text:span text:style-name="Strong_20_Emphasis"/></text:p>
      <text:p text:style-name="P6"><text:span text:style-name="Strong_20_Emphasis"><text:span text:style-name="T10">Navigation to you working directory cd <text:s/>~/datasciens-0/ex00</text:span></text:span></text:p>
      <text:p text:style-name="P6"><text:span text:style-name="Strong_20_Emphasis"><text:span text:style-name="T10">after inside folder </text:span></text:span></text:p>
      <text:list text:style-name="L1">
        <text:list-item>
          <text:p text:style-name="P27">Create a <text:span text:style-name="Source_20_Text"><text:span text:style-name="T4">docker-compose.yml</text:span></text:span><text:span text:style-name="T4"> </text:span>file with the following contents:</text:p>
        </text:list-item>
      </text:list>
      <text:p text:style-name="P7"><text:span text:style-name="Strong_20_Emphasis"><text:span text:style-name="T5">version: '3.1'</text:span></text:span></text:p>
      <text:p text:style-name="P2"><text:span text:style-name="Strong_20_Emphasis"/></text:p>
      <text:p text:style-name="P2"><text:span text:style-name="Strong_20_Emphasis"><text:span text:style-name="T4">services:</text:span></text:span></text:p>
      <text:p text:style-name="P2"><text:span text:style-name="Strong_20_Emphasis"><text:span text:style-name="T4"><text:s text:c="2"/>db:</text:span></text:span></text:p>
      <text:p text:style-name="P2"><text:span text:style-name="Strong_20_Emphasis"><text:span text:style-name="T4"><text:s text:c="4"/>image: postgres</text:span></text:span></text:p>
      <text:p text:style-name="P2"><text:span text:style-name="Strong_20_Emphasis"><text:span text:style-name="T4"><text:s text:c="4"/>restart: always</text:span></text:span></text:p>
      <text:p text:style-name="P2"><text:span text:style-name="Strong_20_Emphasis"><text:span text:style-name="T4"><text:s text:c="4"/>environment:</text:span></text:span></text:p>
      <text:p text:style-name="P2"><text:span text:style-name="Strong_20_Emphasis"><text:span text:style-name="T4"><text:s text:c="6"/>POSTGRES_USER: your_login</text:span></text:span></text:p>
      <text:p text:style-name="P2"><text:span text:style-name="Strong_20_Emphasis"><text:span text:style-name="T4"><text:s text:c="6"/>POSTGRES_PASSWORD: mysecretpassword</text:span></text:span></text:p>
      <text:p text:style-name="P2"><text:span text:style-name="Strong_20_Emphasis"><text:span text:style-name="T4"><text:s text:c="6"/>POSTGRES_DB: piscineds</text:span></text:span></text:p>
      <text:p text:style-name="P2"><text:span text:style-name="Strong_20_Emphasis"><text:span text:style-name="T4"><text:s text:c="4"/>ports:</text:span></text:span></text:p>
      <text:p text:style-name="P2"><text:span text:style-name="Strong_20_Emphasis"><text:span text:style-name="T4">- "5432:5432"</text:span></text:span></text:p>
      <text:p text:style-name="P2"><text:span text:style-name="Strong_20_Emphasis"/></text:p>
      <text:p text:style-name="P6"><text:span text:style-name="Strong_20_Emphasis"><text:span text:style-name="T10">for exit ctrl.x and enter</text:span></text:span></text:p>
      <text:p text:style-name="P2"><text:span text:style-name="Strong_20_Emphasis"/></text:p>
      <text:p text:style-name="P2"><text:span text:style-name="Strong_20_Emphasis">Run the following command to start PostgreSQL inside Docker:</text:span></text:p>
      <text:p text:style-name="P2"><text:span text:style-name="Strong_20_Emphasis"/></text:p>
      <text:p text:style-name="P2"><text:span text:style-name="Strong_20_Emphasis"><text:span text:style-name="T4">docker-compose up -d</text:span></text:span></text:p>
      <text:p text:style-name="P2"><text:span text:style-name="Strong_20_Emphasis"/></text:p>
      <text:p text:style-name="P6"><text:span text:style-name="Strong_20_Emphasis"><text:span text:style-name="T10">checking running </text:span></text:span></text:p>
      <text:p text:style-name="P6"><text:span text:style-name="Strong_20_Emphasis"><text:span text:style-name="T8">docker ps</text:span></text:span></text:p>
      <text:p text:style-name="P6"><text:span text:style-name="Strong_20_Emphasis"/></text:p>
      <text:p text:style-name="P6"><text:span text:style-name="Strong_20_Emphasis"><text:span text:style-name="T3">* si problem <text:s/>solution with terminal run docker root</text:span></text:span></text:p>
      <text:p text:style-name="P6"><text:span text:style-name="Strong_20_Emphasis"><text:span text:style-name="T8">sudo docker-compose up -d</text:span></text:span></text:p>
      <text:p text:style-name="P6"><text:span text:style-name="Strong_20_Emphasis"/></text:p>
      <text:p text:style-name="P6"><text:span text:style-name="Strong_20_Emphasis"><text:span text:style-name="T3">add yourself the docker group replace your name with your actual login </text:span></text:span></text:p>
      <text:p text:style-name="P6"><text:span text:style-name="Strong_20_Emphasis"/></text:p>
      <text:p text:style-name="P6"><text:soft-page-break/><text:span text:style-name="Strong_20_Emphasis"><text:span text:style-name="T8">sudo username -aG docker arajapak</text:span></text:span></text:p>
      <text:p text:style-name="P6"><text:span text:style-name="Strong_20_Emphasis"/></text:p>
      <text:p text:style-name="P6"><text:span text:style-name="Strong_20_Emphasis"><text:span text:style-name="T3">reset you vm </text:span></text:span></text:p>
      <text:p text:style-name="P2"><text:span text:style-name="Strong_20_Emphasis"/></text:p>
      <text:p text:style-name="P2"><text:span text:style-name="Strong_20_Emphasis">Once the container is running, connect to the database with:</text:span></text:p>
      <text:p text:style-name="P2"><text:span text:style-name="Strong_20_Emphasis"/></text:p>
      <text:p text:style-name="P2"><text:span text:style-name="Strong_20_Emphasis"><text:span text:style-name="T4">psql -U your_login -d piscineds -h localhost -W</text:span></text:span></text:p>
      <text:p text:style-name="P2"><text:span text:style-name="Strong_20_Emphasis"/></text:p>
      <text:p text:style-name="P2"><text:span text:style-name="Strong_20_Emphasis">psql -U arajapak -d piscineds -h localhost -W</text:span></text:p>
      <text:p text:style-name="P2"><text:span text:style-name="Strong_20_Emphasis"/></text:p>
      <text:p text:style-name="P2"><text:span text:style-name="Strong_20_Emphasis">Verifying the Connection</text:span></text:p>
      <text:p text:style-name="P2"><text:span text:style-name="Strong_20_Emphasis">you can check if the database is running with:</text:span></text:p>
      <text:p text:style-name="P2"><text:span text:style-name="Strong_20_Emphasis"/></text:p>
      <text:p text:style-name="P2"><text:span text:style-name="Strong_20_Emphasis"><text:span text:style-name="T4">\l <text:s/></text:span></text:span><text:span text:style-name="Strong_20_Emphasis"># Lists available databases</text:span></text:p>
      <text:p text:style-name="P2"><text:span text:style-name="Strong_20_Emphasis"><text:span text:style-name="T4">\dt </text:span></text:span><text:span text:style-name="Strong_20_Emphasis"># Lists tables inside the current database</text:span></text:p>
      <text:p text:style-name="P2"><text:span text:style-name="Strong_20_Emphasis"/></text:p>
      <text:p text:style-name="P2"/>
      <text:p text:style-name="P2"/>
      <text:p text:style-name="P21">si problem port - solution </text:p>
      <text:p text:style-name="P21">changement with yml file </text:p>
      <text:p text:style-name="P17">ports:</text:p>
      <text:p text:style-name="P21"><text:s text:c="2"/>- "5433:5432"</text:p>
      <text:p text:style-name="P17">docker-compose up -d</text:p>
      <text:p text:style-name="P17">psql -U arajapak -d piscineds -h localhost -p 5433 -W</text:p>
      <text:p text:style-name="P17"/>
      <text:p text:style-name="P17">database exit chek</text:p>
      <text:p text:style-name="P18">SELECT current_database();</text:p>
      <text:p text:style-name="P17">user exit</text:p>
      <text:p text:style-name="P17">SELECT current_user;</text:p>
      <text:p text:style-name="P21"/>
      <text:p text:style-name="P21"/>
      <text:p text:style-name="P21"/>
      <text:p text:style-name="P21">****</text:p>
      <text:p text:style-name="P21">if <text:span text:style-name="Source_20_Text">piscineds</text:span> already exists (<text:span text:style-name="Source_20_Text">\l</text:span> confirms it).</text:p>
      <text:p text:style-name="P21"/>
      <text:p text:style-name="P17">sudo -u postgres psql -c "\l"</text:p>
      <text:p text:style-name="P17"/>
      <text:p text:style-name="P17"/>
      <text:p text:style-name="P22">exoo for testing all are ok </text:p>
      <text:p text:style-name="P22"/>
      <text:p text:style-name="P19">It looks like you've already checked PostgreSQL's status and tested connecting to your database. If you're still facing issues, let's go through a checklist to ensure everything is correctly set up.</text:p>
      <text:p text:style-name="P19"/>
      <text:p text:style-name="P19"><text:s/>✅ **<text:span text:style-name="T11">Steps to Confirm Your PostgreSQL Connection**</text:span></text:p>
      <text:p text:style-name="P23">1️⃣ **Verify that the database exists:** <text:s/></text:p>
      <text:p text:style-name="P19">Run:</text:p>
      <text:p text:style-name="P19">```bash</text:p>
      <text:p text:style-name="P19">sudo -u postgres psql -c "\l"</text:p>
      <text:p text:style-name="P19">```</text:p>
      <text:p text:style-name="P19"><text:soft-page-break/>Ensure that `piscineds` is listed.</text:p>
      <text:p text:style-name="P19"/>
      <text:p text:style-name="P19"><text:span text:style-name="T11">2️⃣ **Check the PostgreSQL user:** </text:span><text:s/></text:p>
      <text:p text:style-name="P19">Run:</text:p>
      <text:p text:style-name="P19">```bash</text:p>
      <text:p text:style-name="P15">sudo -u postgres psql -c "\du"</text:p>
      <text:p text:style-name="P19">```</text:p>
      <text:p text:style-name="P19">Your login username (e.g., `arajapak`) should be listed.</text:p>
      <text:p text:style-name="P19"/>
      <text:p text:style-name="P19"><text:span text:style-name="T11">3️⃣ **Ensure the user has access to the DB:** </text:span><text:s/></text:p>
      <text:p text:style-name="P19">Run:</text:p>
      <text:p text:style-name="P19">```bash</text:p>
      <text:p text:style-name="P15">sudo -u postgres psql -c "GRANT ALL PRIVILEGES ON DATABASE piscineds TO arajapak;"</text:p>
      <text:p text:style-name="P15">```</text:p>
      <text:p text:style-name="P19"/>
      <text:p text:style-name="P23">4️⃣ **Confirm password authentication:** <text:s/></text:p>
      <text:p text:style-name="P19">Try manually setting the password for your user:</text:p>
      <text:p text:style-name="P19">```sql</text:p>
      <text:p text:style-name="P15">ALTER USER arajapak WITH ENCRYPTED PASSWORD 'mysecretpassword';</text:p>
      <text:p text:style-name="P19">```</text:p>
      <text:p text:style-name="P19"/>
      <text:p text:style-name="P19"><text:span text:style-name="T11">5️⃣ **Verify the host configuration:*</text:span>* <text:s/></text:p>
      <text:p text:style-name="P19">Check the PostgreSQL config file:</text:p>
      <text:p text:style-name="P19">```bash</text:p>
      <text:p text:style-name="P15">sudo nano /etc/postgresql/*/main/pg_hba.conf</text:p>
      <text:p text:style-name="P19">```</text:p>
      <text:p text:style-name="P19">Ensure you have an entry like:</text:p>
      <text:p text:style-name="P19">```</text:p>
      <text:p text:style-name="P19">local <text:s text:c="2"/>all <text:s text:c="12"/>all <text:s text:c="36"/>md5</text:p>
      <text:p text:style-name="P19">host <text:s text:c="3"/>all <text:s text:c="12"/>all <text:s text:c="12"/>127.0.0.1/32 <text:s text:c="11"/>md5</text:p>
      <text:p text:style-name="P19">```</text:p>
      <text:p text:style-name="P19">Save and restart PostgreSQL:</text:p>
      <text:p text:style-name="P19">```bash</text:p>
      <text:p text:style-name="P15">sudo systemctl restart postgresql</text:p>
      <text:p text:style-name="P19">```</text:p>
      <text:p text:style-name="P19"/>
      <text:p text:style-name="P19"><text:span text:style-name="T11">6️⃣ **Test Connection Again:** </text:span><text:s/></text:p>
      <text:p text:style-name="P19">Now try running:</text:p>
      <text:p text:style-name="P19">```bash</text:p>
      <text:p text:style-name="P15">psql -U arajapak -d piscineds -h localhost -W</text:p>
      <text:p text:style-name="P19">```</text:p>
      <text:p text:style-name="P19">Enter `mysecretpassword` when prompted.</text:p>
      <text:p text:style-name="P19"/>
      <text:p text:style-name="P19">---</text:p>
      <text:p text:style-name="P19"/>
      <text:p text:style-name="P19">### 🛠 **Still Not Working?**</text:p>
      <text:p text:style-name="P19">If the connection still fails:</text:p>
      <text:p text:style-name="P19">- **Check firewall settings** (ensure `localhost` isn't blocked).</text:p>
      <text:p text:style-name="P19">- **Try using Docker** if you're in a VM.</text:p>
      <text:p text:style-name="P19"><text:soft-page-break/>- **Use debugging logs** with:</text:p>
      <text:p text:style-name="P19"><text:s text:c="2"/>```bash</text:p>
      <text:p text:style-name="P19"><text:s text:c="2"/>sudo journalctl -u postgresql --no-pager | tail -20</text:p>
      <text:p text:style-name="P19"><text:s text:c="2"/>```</text:p>
      <text:p text:style-name="P19"/>
      <text:p text:style-name="P20">nexit steps for checking with docker composer </text:p>
      <text:p text:style-name="P20"/>
      <text:p text:style-name="P19">Your PostgreSQL container is **running**, which is great! 🚀 <text:s/></text:p>
      <text:p text:style-name="P19"/>
      <text:p text:style-name="P19">However, I noticed that **your container is exposing port `5433` instead of the default `5432`**. When connecting via `psql`, ensure you specify port `5433` if needed:</text:p>
      <text:p text:style-name="P19">```bash</text:p>
      <text:p text:style-name="P19">psql -U arajapak -d piscineds -h localhost -p 5433 -W</text:p>
      <text:p text:style-name="P19">```</text:p>
      <text:p text:style-name="P19">If you intended to use **port `5432`**, update your `docker-compose.yml` to:</text:p>
      <text:p text:style-name="P19">```yaml</text:p>
      <text:p text:style-name="P19">ports:</text:p>
      <text:p text:style-name="P19"><text:s text:c="2"/>- "5432:5432"</text:p>
      <text:p text:style-name="P19">```</text:p>
      <text:p text:style-name="P19">Then **restart** the container:</text:p>
      <text:p text:style-name="P19">```bash</text:p>
      <text:p text:style-name="P19">docker-compose down</text:p>
      <text:p text:style-name="P19">docker-compose up -d</text:p>
      <text:p text:style-name="P19">```</text:p>
      <text:p text:style-name="P19"/>
      <text:p text:style-name="P19">That looks great! 🚀 You've successfully restarted your PostgreSQL container and connected to your database **piscineds**. <text:s/></text:p>
      <text:p text:style-name="P19"/>
      <text:p text:style-name="P19">### 🔍 **Next Steps (if needed)**</text:p>
      <text:p text:style-name="P19">- If you want to **list all tables**, run:</text:p>
      <text:p text:style-name="P19"><text:s text:c="2"/>```sql</text:p>
      <text:p text:style-name="P19"><text:s text:c="2"/>\dt</text:p>
      <text:p text:style-name="P19"><text:s text:c="2"/>```</text:p>
      <text:p text:style-name="P19">- To check existing **schemas**, run:</text:p>
      <text:p text:style-name="P19"><text:s text:c="2"/>```sql</text:p>
      <text:p text:style-name="P19"><text:s text:c="2"/>\dn</text:p>
      <text:p text:style-name="P19"><text:s text:c="2"/>```</text:p>
      <text:p text:style-name="P19">- To see table details, run:</text:p>
      <text:p text:style-name="P19"><text:s text:c="2"/>```sql</text:p>
      <text:p text:style-name="P19"><text:s text:c="2"/>\d your_table_name</text:p>
      <text:p text:style-name="P19"><text:s text:c="2"/>```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25">ex01</text:p>
      <text:p text:style-name="P25"/>
      <text:p text:style-name="P25">### ✅ **Check Installed Version of pgAdmin**</text:p>
      <text:p text:style-name="P25">To verify your installed pgAdmin version, run the following command in your terminal:</text:p>
      <text:p text:style-name="P25"/>
      <text:p text:style-name="P25">```bash</text:p>
      <text:p text:style-name="P25">pgadmin4 --version</text:p>
      <text:p text:style-name="P25">```</text:p>
      <text:p text:style-name="P25">or, if using a package manager:</text:p>
      <text:p text:style-name="P25">```bash</text:p>
      <text:p text:style-name="P25">dpkg -l | grep pgadmin</text:p>
      <text:p text:style-name="P25">```</text:p>
      <text:p text:style-name="P25"/>
      <text:p text:style-name="P25">Alternatively, if using **pgAdmin GUI**:</text:p>
      <text:p text:style-name="P25">1. Open **pgAdmin**.</text:p>
      <text:p text:style-name="P25">2. Click on **"Help" &gt; "About pgAdmin"** to see the version.</text:p>
      <text:p text:style-name="P25"/>
      <text:p text:style-name="P25">---</text:p>
      <text:p text:style-name="P25"/>
      <text:p text:style-name="P25">### 🚀 **Install pgAdmin on Debian**</text:p>
      <text:p text:style-name="P25">To install **pgAdmin**, follow these steps:</text:p>
      <text:p text:style-name="P25"/>
      <text:p text:style-name="P25">#### **Step 1: Update System**</text:p>
      <text:p text:style-name="P25">```bash</text:p>
      <text:p text:style-name="P25">sudo apt update &amp;&amp; sudo apt upgrade</text:p>
      <text:p text:style-name="P25">```</text:p>
      <text:p text:style-name="P25"/>
      <text:p text:style-name="P25">#### **Step 2: Add the PostgreSQL Repository**</text:p>
      <text:p text:style-name="P25">```bash</text:p>
      <text:p text:style-name="P25">sudo apt install curl</text:p>
      <text:p text:style-name="P25">curl -fsSL https://www.pgadmin.org/static/packages_pgadmin_org.pub | sudo tee /etc/apt/trusted.gpg.d/packages-pgadmin-org.gpg &gt; /dev/null</text:p>
      <text:p text:style-name="P25">echo "deb https://ftp.postgresql.org/pub/pgadmin/pgadmin4/apt/$(lsb_release -cs) pgadmin4 main" | sudo tee /etc/apt/sources.list.d/pgadmin4.list</text:p>
      <text:p text:style-name="P25">```</text:p>
      <text:p text:style-name="P25"/>
      <text:p text:style-name="P25">#### **Step 3: Install pgAdmin**</text:p>
      <text:p text:style-name="P25">```bash</text:p>
      <text:p text:style-name="P25">sudo apt update</text:p>
      <text:p text:style-name="P25">sudo apt install pgadmin4</text:p>
      <text:p text:style-name="P25">```</text:p>
      <text:p text:style-name="P25"/>
      <text:p text:style-name="P25">#### **Step 4: Run pgAdmin**</text:p>
      <text:p text:style-name="P25">```bash</text:p>
      <text:p text:style-name="P25">pgadmin4</text:p>
      <text:p text:style-name="P25">```</text:p>
      <text:p text:style-name="P25">or open it via your system’s applications menu.</text:p>
      <text:p text:style-name="P25"/>
      <text:p text:style-name="P25"><text:soft-page-break/>---</text:p>
      <text:p text:style-name="P25"/>
      <text:p text:style-name="P25">### 🖥️ **Visualizing Your DB with pgAdmin**</text:p>
      <text:p text:style-name="P25">Once installed:</text:p>
      <text:p text:style-name="P25">1. **Launch pgAdmin** and click **"Create Server"**.</text:p>
      <text:p text:style-name="P25">2. Go to **"Connection"** tab and enter:</text:p>
      <text:p text:style-name="P25"><text:s text:c="3"/>- **Host**: `localhost`</text:p>
      <text:p text:style-name="P25"><text:s text:c="3"/>- **Port**: `5432` (or `5433` if you changed it)</text:p>
      <text:p text:style-name="P25"><text:s text:c="3"/>- **Username**: `arajapak`</text:p>
      <text:p text:style-name="P25"><text:s text:c="3"/>- **Password**: `mysecretpassword`</text:p>
      <text:p text:style-name="P25"><text:s text:c="3"/>- **Database**: `piscineds`</text:p>
      <text:p text:style-name="P25">3. Click **"Save"** to connect.</text:p>
      <text:p text:style-name="P25"/>
      <text:p text:style-name="P25">You can install **pgAdmin** on **Debian** directly from your terminal. If you want to keep everything organized inside your project folder (`datascience-0/ex01`), you can do so using **Docker** or a virtual environment. Here’s how:</text:p>
      <text:p text:style-name="P25"/>
      <text:p text:style-name="P25">---</text:p>
      <text:p text:style-name="P25"/>
      <text:p text:style-name="P25">### 🔹 **Option 1: Install pgAdmin Directly on Debian**</text:p>
      <text:p text:style-name="P25">This will install **pgAdmin system-wide**.</text:p>
      <text:p text:style-name="P25"/>
      <text:p text:style-name="P25">#### **Step 1: Update Your System**</text:p>
      <text:p text:style-name="P25">```bash</text:p>
      <text:p text:style-name="P25">sudo apt update &amp;&amp; sudo apt upgrade</text:p>
      <text:p text:style-name="P25">```</text:p>
      <text:p text:style-name="P25"/>
      <text:p text:style-name="P25">#### **Step 2: Install pgAdmin Repository**</text:p>
      <text:p text:style-name="P25">```bash</text:p>
      <text:p text:style-name="P25">curl -fsSL https://www.pgadmin.org/static/packages_pgadmin_org.pub | sudo tee /etc/apt/trusted.gpg.d/packages-pgadmin-org.gpg &gt; /dev/null</text:p>
      <text:p text:style-name="P25">echo "deb https://ftp.postgresql.org/pub/pgadmin/pgadmin4/apt/$(lsb_release -cs) pgadmin4 main" | sudo tee /etc/apt/sources.list.d/pgadmin4.list</text:p>
      <text:p text:style-name="P25">```</text:p>
      <text:p text:style-name="P25"/>
      <text:p text:style-name="P25">#### **Step 3: Install pgAdmin**</text:p>
      <text:p text:style-name="P25">```bash</text:p>
      <text:p text:style-name="P25">sudo apt update</text:p>
      <text:p text:style-name="P25">sudo apt install pgadmin4</text:p>
      <text:p text:style-name="P25">```</text:p>
      <text:p text:style-name="P25"/>
      <text:p text:style-name="P25">#### **Step 4: Launch pgAdmin**</text:p>
      <text:p text:style-name="P25">```bash</text:p>
      <text:p text:style-name="P25">pgadmin4</text:p>
      <text:p text:style-name="P25">```</text:p>
      <text:p text:style-name="P25">This will open the **pgAdmin** UI, where you can connect to your database.</text:p>
      <text:p text:style-name="P25"/>
      <text:p text:style-name="P25">---</text:p>
      <text:p text:style-name="P25"/>
      <text:p text:style-name="P25"><text:soft-page-break/>### 🔹 **Option 2: Run pgAdmin Inside Your Project Folder (`datascience-0/ex01`)**</text:p>
      <text:p text:style-name="P25">If you prefer to keep it **inside your project directory**, you can run it in a **Docker container**.</text:p>
      <text:p text:style-name="P25"/>
      <text:p text:style-name="P25">#### **Step 1: Navigate to Your Project Folder**</text:p>
      <text:p text:style-name="P25">```bash</text:p>
      <text:p text:style-name="P25">cd ~/datascience-0/ex01</text:p>
      <text:p text:style-name="P25">```</text:p>
      <text:p text:style-name="P25"/>
      <text:p text:style-name="P25">#### **Step 2: Create a `docker-compose.yml` File**</text:p>
      <text:p text:style-name="P25">```bash</text:p>
      <text:p text:style-name="P25">touch docker-compose.yml</text:p>
      <text:p text:style-name="P25">```</text:p>
      <text:p text:style-name="P25">Edit the file and add:</text:p>
      <text:p text:style-name="P25">```yaml</text:p>
      <text:p text:style-name="P25">version: '3.8'</text:p>
      <text:p text:style-name="P25"/>
      <text:p text:style-name="P25">services:</text:p>
      <text:p text:style-name="P25"><text:s text:c="2"/>pgadmin:</text:p>
      <text:p text:style-name="P25"><text:s text:c="4"/>image: dpage/pgadmin4</text:p>
      <text:p text:style-name="P25"><text:s text:c="4"/>container_name: pgadmin_container</text:p>
      <text:p text:style-name="P25"><text:s text:c="4"/>restart: always</text:p>
      <text:p text:style-name="P25"><text:s text:c="4"/>environment:</text:p>
      <text:p text:style-name="P25"><text:s text:c="6"/>PGADMIN_DEFAULT_EMAIL: "admin@example.com"</text:p>
      <text:p text:style-name="P25"><text:s text:c="6"/>PGADMIN_DEFAULT_PASSWORD: "mysecretpassword"</text:p>
      <text:p text:style-name="P25"><text:s text:c="4"/>ports:</text:p>
      <text:p text:style-name="P25"><text:s text:c="6"/>- "5050:80"</text:p>
      <text:p text:style-name="P25"><text:s text:c="4"/>volumes:</text:p>
      <text:p text:style-name="P25"><text:s text:c="6"/>- pgadmin_data:/var/lib/pgadmin</text:p>
      <text:p text:style-name="P25"/>
      <text:p text:style-name="P25">volumes:</text:p>
      <text:p text:style-name="P25"><text:s text:c="2"/>pgadmin_data:</text:p>
      <text:p text:style-name="P25">```</text:p>
      <text:p text:style-name="P25"/>
      <text:p text:style-name="P25">#### **Step 3: Start pgAdmin**</text:p>
      <text:p text:style-name="P25">```bash</text:p>
      <text:p text:style-name="P25">docker-compose up -d</text:p>
      <text:p text:style-name="P25">```</text:p>
      <text:p text:style-name="P25"/>
      <text:p text:style-name="P25">#### **Step 4: Access pgAdmin**</text:p>
      <text:p text:style-name="P25">Open **http://localhost:5050** in your web browser and log in using:</text:p>
      <text:p text:style-name="P25">- **Email**: `admin@example.com`</text:p>
      <text:p text:style-name="P25">- **Password**: `mysecretpassword`</text:p>
      <text:p text:style-name="P25"/>
      <text:p text:style-name="P25">---</text:p>
      <text:p text:style-name="P25"/>
      <text:p text:style-name="P25">### 🚀 **Next Steps**</text:p>
      <text:p text:style-name="P25">Once installed, connect to your **PostgreSQL database (`piscineds`)** using **pgAdmin**:</text:p>
      <text:p text:style-name="P25">1. Click **"Create Server"**.</text:p>
      <text:p text:style-name="P25">2. Go to the **"Connection"** tab and enter:</text:p>
      <text:p text:style-name="P25"><text:soft-page-break/><text:s text:c="3"/>- **Host**: `localhost`</text:p>
      <text:p text:style-name="P25"><text:s text:c="3"/>- **Port**: `5433` (or `5432` if default)</text:p>
      <text:p text:style-name="P25"><text:s text:c="3"/>- **Username**: `arajapak`</text:p>
      <text:p text:style-name="P25"><text:s text:c="3"/>- **Password**: `mysecretpassword`</text:p>
      <text:p text:style-name="P25"><text:s text:c="3"/>- **Database**: `piscineds`</text:p>
      <text:p text:style-name="P25">3. Click **"Save"** and start managing your database visually! 🎉 <text:s/></text:p>
      <text:p text:style-name="P25"/>
      <text:p text:style-name="P25">---</text:p>
      <text:p text:style-name="P25"/>
      <text:p text:style-name="P25">Of course! Let’s go step by step on how to **create a server connection, connect to your PostgreSQL database in pgAdmin, visualize tables, and run SQL queries**. 🚀 <text:s/></text:p>
      <text:p text:style-name="P25"/>
      <text:p text:style-name="P25">---</text:p>
      <text:p text:style-name="P25"/>
      <text:p text:style-name="P25">### **🔹 Step 1: Open pgAdmin**</text:p>
      <text:p text:style-name="P25">1. Launch **pgAdmin** on your system.</text:p>
      <text:p text:style-name="P25">2. In the left panel, click on **"Servers" → "Create" → "Server"**.</text:p>
      <text:p text:style-name="P25"/>
      <text:p text:style-name="P25">---</text:p>
      <text:p text:style-name="P25"/>
      <text:p text:style-name="P25">### **🔹 Step 2: Create a New Server Connection**</text:p>
      <text:p text:style-name="P25">1. In the **"General"** tab, enter a **name** for your connection (e.g., `"Postgres_Local"`).</text:p>
      <text:p text:style-name="P25">2. Click on the **"Connection"** tab and enter:</text:p>
      <text:p text:style-name="P25"><text:s text:c="3"/>- **Host**: `localhost`</text:p>
      <text:p text:style-name="P25"><text:s text:c="3"/>- **Port**: `5432` _(or `5433` if your PostgreSQL runs on a different port)_</text:p>
      <text:p text:style-name="P25"><text:s text:c="3"/>- **Maintenance database**: `piscineds` _(your DB name)_</text:p>
      <text:p text:style-name="P25"><text:s text:c="3"/>- **Username**: `arajapak` _(your PostgreSQL user)_</text:p>
      <text:p text:style-name="P25"><text:s text:c="3"/>- **Password**: `mysecretpassword`</text:p>
      <text:p text:style-name="P25">3. Click **"Save"** to complete the setup.</text:p>
      <text:p text:style-name="P25"/>
      <text:p text:style-name="P25">You should now see your **PostgreSQL server** appear under the **"Servers"** section in pgAdmin.</text:p>
      <text:p text:style-name="P25"/>
      <text:p text:style-name="P25">---</text:p>
      <text:p text:style-name="P25"/>
      <text:p text:style-name="P25">### **🔹 Step 3: Connect to Your Database**</text:p>
      <text:p text:style-name="P25">1. Click on your newly created server (`Postgres_Local`).</text:p>
      <text:p text:style-name="P25">2. Inside the server, navigate to **"Databases"** and find your database (`piscineds`).</text:p>
      <text:p text:style-name="P25">3. Click on `piscineds` to open it.</text:p>
      <text:p text:style-name="P25"/>
      <text:p text:style-name="P25">---</text:p>
      <text:p text:style-name="P25"/>
      <text:p text:style-name="P25">### **🔹 Step 4: Visualize Tables**</text:p>
      <text:p text:style-name="P25">1. Under **"piscineds" → "Schemas" → "public" → "Tables"**, you’ll see all the available tables.</text:p>
      <text:p text:style-name="P25">2. Right-click on a table (e.g., `item`) and click **"View/Edit Data" → "All Rows"**.</text:p>
      <text:p text:style-name="P25">3. This will show all the data inside your table.</text:p>
      <text:p text:style-name="P25"/>
      <text:p text:style-name="P25">---</text:p>
      <text:p text:style-name="P25"/>
      <text:p text:style-name="P25">### **🔹 Step 5: Run SQL Queries**</text:p>
      <text:p text:style-name="P25"><text:soft-page-break/>1. Click on **"Tools" → "Query Tool"** in pgAdmin.</text:p>
      <text:p text:style-name="P25">2. Try running some queries:</text:p>
      <text:p text:style-name="P25"><text:s text:c="3"/>- **View all tables**:</text:p>
      <text:p text:style-name="P25"><text:s text:c="5"/>```sql</text:p>
      <text:p text:style-name="P25"><text:s text:c="5"/>\dt</text:p>
      <text:p text:style-name="P25"><text:s text:c="5"/>```</text:p>
      <text:p text:style-name="P25"><text:s text:c="3"/>- **Check table structure**:</text:p>
      <text:p text:style-name="P25"><text:s text:c="5"/>```sql</text:p>
      <text:p text:style-name="P25"><text:s text:c="5"/>\d item;</text:p>
      <text:p text:style-name="P25"><text:s text:c="5"/>```</text:p>
      <text:p text:style-name="P25"><text:s text:c="3"/>- **Retrieve all data from a table**:</text:p>
      <text:p text:style-name="P25"><text:s text:c="5"/>```sql</text:p>
      <text:p text:style-name="P25"><text:s text:c="5"/>SELECT * FROM item;</text:p>
      <text:p text:style-name="P25"><text:s text:c="5"/>```</text:p>
      <text:p text:style-name="P25"><text:s text:c="3"/>- **Insert a new row**:</text:p>
      <text:p text:style-name="P25"><text:s text:c="5"/>```sql</text:p>
      <text:p text:style-name="P25"><text:s text:c="5"/>INSERT INTO item (column1, column2) VALUES ('value1', 'value2');</text:p>
      <text:p text:style-name="P25"><text:s text:c="5"/>```</text:p>
      <text:p text:style-name="P25"/>
      <text:p text:style-name="P25">---</text:p>
      <text:p text:style-name="P25"/>
      <text:p text:style-name="P25">### **🚀 Next Steps**</text:p>
      <text:p text:style-name="P25">- Try **filtering data** with SQL queries like:</text:p>
      <text:p text:style-name="P25"><text:s text:c="2"/>```sql</text:p>
      <text:p text:style-name="P25"><text:s text:c="2"/>SELECT * FROM item WHERE column1 = 'value1';</text:p>
      <text:p text:style-name="P25"><text:s text:c="2"/>```</text:p>
      <text:p text:style-name="P25">- If needed, export data using **pgAdmin’s export tool**.</text:p>
      <text:p text:style-name="P25">- Optimize queries using **EXPLAIN ANALYZE**.</text:p>
      <text:p text:style-name="P25"/>
      <text:p text:style-name="P25">---</text:p>
      <text:p text:style-name="P25"/>
      <text:p text:style-name="P26">************</text:p>
      <text:p text:style-name="P26">It looks like you're running into a **password authentication error** while trying to connect to PostgreSQL. Since you've changed the port to **5433**, let's go step by step to fix it.</text:p>
      <text:p text:style-name="P26"/>
      <text:p text:style-name="P26">### 🔍 **Possible Causes &amp; Fixes**</text:p>
      <text:p text:style-name="P26">#### **1️⃣ Check That PostgreSQL is Running on Port 5433**</text:p>
      <text:p text:style-name="P26">Since you changed the port, ensure your PostgreSQL instance is **running on 5433**:</text:p>
      <text:p text:style-name="P26">```bash</text:p>
      <text:p text:style-name="P26">sudo netstat -tulnp | grep postgres</text:p>
      <text:p text:style-name="P26">```</text:p>
      <text:p text:style-name="P26">or</text:p>
      <text:p text:style-name="P26">```bash</text:p>
      <text:p text:style-name="P26">ss -tulnp | grep postgres</text:p>
      <text:p text:style-name="P26">```</text:p>
      <text:p text:style-name="P26">If **5433 is listed**, it means your server is listening on the new port. Otherwise, you might need to restart PostgreSQL with the correct settings.</text:p>
      <text:p text:style-name="P26"/>
      <text:p text:style-name="P26">#### **2️⃣ Manually Set the Password for User `arajapak`**</text:p>
      <text:p text:style-name="P26"><text:soft-page-break/>Log in to the PostgreSQL shell:</text:p>
      <text:p text:style-name="P26">```bash</text:p>
      <text:p text:style-name="P26">sudo -u postgres psql</text:p>
      <text:p text:style-name="P26">```</text:p>
      <text:p text:style-name="P26">Then, run:</text:p>
      <text:p text:style-name="P26">```sql</text:p>
      <text:p text:style-name="P26">ALTER USER arajapak WITH ENCRYPTED PASSWORD 'mysecretpassword';</text:p>
      <text:p text:style-name="P26">```</text:p>
      <text:p text:style-name="P26">Exit the shell:</text:p>
      <text:p text:style-name="P26">```bash</text:p>
      <text:p text:style-name="P26">\q</text:p>
      <text:p text:style-name="P26">```</text:p>
      <text:p text:style-name="P26"/>
      <text:p text:style-name="P26">#### **3️⃣ Check `pg_hba.conf` for Authentication Issues**</text:p>
      <text:p text:style-name="P26">Open the configuration file:</text:p>
      <text:p text:style-name="P26">```bash</text:p>
      <text:p text:style-name="P26">sudo nano /etc/postgresql/*/main/pg_hba.conf</text:p>
      <text:p text:style-name="P26">```</text:p>
      <text:p text:style-name="P26">Ensure you have this line:</text:p>
      <text:p text:style-name="P26">```</text:p>
      <text:p text:style-name="P26">host <text:s text:c="3"/>all <text:s text:c="12"/>arajapak <text:s text:c="7"/>127.0.0.1/32 <text:s text:c="6"/>md5</text:p>
      <text:p text:style-name="P26">```</text:p>
      <text:p text:style-name="P26">Save and exit (`CTRL + X`, then `Y`).</text:p>
      <text:p text:style-name="P26"/>
      <text:p text:style-name="P26">Then, restart PostgreSQL:</text:p>
      <text:p text:style-name="P26">```bash</text:p>
      <text:p text:style-name="P26">sudo systemctl restart postgresql</text:p>
      <text:p text:style-name="P26">```</text:p>
      <text:p text:style-name="P26"/>
      <text:p text:style-name="P26">#### **4️⃣ Connect Using the Correct Port**</text:p>
      <text:p text:style-name="P26">Now, try connecting again with **port 5433**:</text:p>
      <text:p text:style-name="P26">```bash</text:p>
      <text:p text:style-name="P26">psql -U arajapak -d piscineds -h localhost -p 5433 -W</text:p>
      <text:p text:style-name="P26">```</text:p>
      <text:p text:style-name="P26">Enter `mysecretpassword` when prompted.</text:p>
      <text:p text:style-name="P26"/>
      <text:p text:style-name="P26">---</text:p>
      <text:p text:style-name="P26"/>
      <text:p text:style-name="P26">### 🚀 **Final Check**</text:p>
      <text:p text:style-name="P26">If it still fails:</text:p>
      <text:p text:style-name="P26">- **Look at logs**:</text:p>
      <text:p text:style-name="P26"><text:s text:c="2"/>```bash</text:p>
      <text:p text:style-name="P26"><text:s text:c="2"/>sudo journalctl -u postgresql --no-pager | tail -20</text:p>
      <text:p text:style-name="P26"><text:s text:c="2"/>```</text:p>
      <text:p text:style-name="P26">- **Verify your user in PostgreSQL**:</text:p>
      <text:p text:style-name="P26"><text:s text:c="2"/>```sql</text:p>
      <text:p text:style-name="P26"><text:s text:c="2"/>\du</text:p>
      <text:p text:style-name="P26"><text:s text:c="2"/>```</text:p>
      <text:p text:style-name="P26">- **Confirm your database exists**:</text:p>
      <text:p text:style-name="P26"><text:soft-page-break/><text:s text:c="2"/>```sql</text:p>
      <text:p text:style-name="P26"><text:s text:c="2"/>\l</text:p>
      <text:p text:style-name="P26"><text:s text:c="2"/>```</text:p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4:17:14.508744456</meta:creation-date>
    <dc:date>2025-04-30T13:44:23.908173268</dc:date>
    <meta:editing-duration>PT3H28M51S</meta:editing-duration>
    <meta:editing-cycles>12</meta:editing-cycles>
    <meta:generator>LibreOffice/7.4.7.2$Linux_X86_64 LibreOffice_project/40$Build-2</meta:generator>
    <meta:document-statistic meta:table-count="0" meta:image-count="0" meta:object-count="0" meta:page-count="12" meta:paragraph-count="398" meta:word-count="1819" meta:character-count="12273" meta:non-whitespace-character-count="10444"/>
  </office:meta>
</office:document-meta>
</file>